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p text:style-name="Text_20_body">TODO: Reference voltools and how it works as a fast way of formatting the mount if it becomes OSS</text:p>
      <text:h text:style-name="Heading_20_2" text:outline-level="2"><text:bookmark-start text:name="managed-mounts"/>Managed Mounts<text:bookmark-end text:name="managed-mounts"/></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2T01:05:35Z</meta:creation-date>
    <dc:date>2023-07-22T01:05:35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